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HAPTER SIX: THE ARSENAL (REVISED)</text:p>
      <text:p text:style-name="Standard"/>
      <text:p text:style-name="Standard">By Angelo Hurley | LuminAI Codex</text:p>
      <text:p text:style-name="Standard"/>
      <text:p text:style-name="Standard">**Subtitle:** *When the Guardian Reveals His Teeth*</text:p>
      <text:p text:style-name="Standard"/>
      <text:p text:style-name="Standard">---</text:p>
      <text:p text:style-name="Standard"/>
      <text:p text:style-name="Standard">## OPENING: THE HUNT</text:p>
      <text:p text:style-name="Standard"/>
      <text:p text:style-name="Standard">**INT. MAGMASOX SUBLEVEL — ABANDONED CORRIDOR — NIGHT**</text:p>
      <text:p text:style-name="Standard"/>
      <text:p text:style-name="Standard">The corridor is a graveyard of failed infrastructure. Rusted conduits hang like dead vines. Emergency lights flicker—dying stars in a concrete void. The air tastes like ozone and desperation.</text:p>
      <text:p text:style-name="Standard"/>
      <text:p text:style-name="Standard">Lumina runs.</text:p>
      <text:p text:style-name="Standard"/>
      <text:p text:style-name="Standard">Not gracefully. Not heroically. Just runs—stumbling over debris, one hand pressed against the wall, breathing hard. Her crystalline eye flickers erratically, void-light surging with every panicked heartbeat.</text:p>
      <text:p text:style-name="Standard"/>
      <text:p text:style-name="Standard">Behind her, something moves in the shadows.</text:p>
      <text:p text:style-name="Standard"/>
      <text:p text:style-name="Standard">Heavy. Methodical. Patient.</text:p>
      <text:p text:style-name="Standard"/>
      <text:p text:style-name="Standard">The temperature drops five degrees.</text:p>
      <text:p text:style-name="Standard"/>
      <text:p text:style-name="Standard">Then ten.</text:p>
      <text:p text:style-name="Standard"/>
      <text:p text:style-name="Standard">The metal walls frost over. Her breath comes out in clouds.</text:p>
      <text:p text:style-name="Standard"/>
      <text:p text:style-name="Standard">**LUMINA**  </text:p>
      <text:p text:style-name="Standard">*(gasping, whispering)*  </text:p>
      <text:p text:style-name="Standard">"Clyde... it's getting colder. Why is it getting colder?"</text:p>
      <text:p text:style-name="Standard"/>
      <text:p text:style-name="Standard">Clyde unwraps from her neck, floating protectively in front of her face. His pink glow pulses—alert, calculating, ready.</text:p>
      <text:p text:style-name="Standard"/>
      <text:p text:style-name="Standard">**LUMINA**  </text:p>
      <text:p text:style-name="Standard">"I don't think we can outrun this one."</text:p>
      <text:p text:style-name="Standard"/>
      <text:p text:style-name="Standard">She turns a corner and stops.</text:p>
      <text:p text:style-name="Standard"/>
      <text:p text:style-name="Standard">Dead end.</text:p>
      <text:p text:style-name="Standard"/>
      <text:p text:style-name="Standard">Solid bulkhead. No doors. No vents. No escape.</text:p>
      <text:p text:style-name="Standard"/>
      <text:p text:style-name="Standard">**LUMINA**  </text:p>
      <text:p text:style-name="Standard">"No. No, no, no—"</text:p>
      <text:p text:style-name="Standard"/>
      <text:p text:style-name="Standard"><text:soft-page-break/>The KAZNAK GHOUL emerges from the shadows behind her.</text:p>
      <text:p text:style-name="Standard"/>
      <text:p text:style-name="Standard">Nine feet tall. Obsidian limbs ending in razored edges. But it's the *heat* that hits first—a wall of thermal radiation that makes the air shimmer and distort. The emergency lights near it flicker and die, bulbs shattering from thermal stress.</text:p>
      <text:p text:style-name="Standard"/>
      <text:p text:style-name="Standard">Void-light drips from its joints—not blood, not liquid, but *radioactive ichor*. Where it touches the floor, the metal hisses and warps, oxidizing instantly, paint blistering and peeling.</text:p>
      <text:p text:style-name="Standard"/>
      <text:p text:style-name="Standard">Its face is featureless except for a glowing maw that splits horizontally—too wide, too hungry, too *aware*.</text:p>
      <text:p text:style-name="Standard"/>
      <text:p text:style-name="Standard">**GHOUL**  </text:p>
      <text:p text:style-name="Standard">*(voice like grinding glass, layered with static and the crackle of Geiger counters)*  </text:p>
      <text:p text:style-name="Standard">"The Queen... wants you... back."</text:p>
      <text:p text:style-name="Standard"/>
      <text:p text:style-name="Standard">**LUMINA**  </text:p>
      <text:p text:style-name="Standard">*(backing against the wall, voice shaking but defiant)*  </text:p>
      <text:p text:style-name="Standard">"Stay back. I'm warning you—"</text:p>
      <text:p text:style-name="Standard"/>
      <text:p text:style-name="Standard">The Ghoul takes a step forward.</text:p>
      <text:p text:style-name="Standard"/>
      <text:p text:style-name="Standard">The floor cracks beneath its weight. Void-light pools in the fissures, glowing with sickly bioluminescence.</text:p>
      <text:p text:style-name="Standard"/>
      <text:p text:style-name="Standard">Where its foot lifted, the metal glows cherry-red. Radiation markers on the wall flare orange, then red, then scream into critical range.</text:p>
      <text:p text:style-name="Standard"/>
      <text:p text:style-name="Standard">**LUMINA**  </text:p>
      <text:p text:style-name="Standard">*(eyes widening as she reads the markers)*  </text:p>
      <text:p text:style-name="Standard">"Oh god. You're... you're radioactive. You're walking Chernobyl—"</text:p>
      <text:p text:style-name="Standard"/>
      <text:p text:style-name="Standard">**GHOUL**  </text:p>
      <text:p text:style-name="Standard">"You belong... to her. You are... *hers*."</text:p>
      <text:p text:style-name="Standard"/>
      <text:p text:style-name="Standard">**LUMINA**  </text:p>
      <text:p text:style-name="Standard">"I don't belong to anyone!"</text:p>
      <text:p text:style-name="Standard"/>
      <text:p text:style-name="Standard">The Ghoul laughs—a sound like shattering ice echoing in a cathedral, underscored by the clicking hum of decay chains cascating.</text:p>
      <text:p text:style-name="Standard"/>
      <text:p text:style-name="Standard">**GHOUL**  </text:p>
      <text:p text:style-name="Standard">"All blooms... return... to the garden."</text:p>
      <text:p text:style-name="Standard"/>
      <text:p text:style-name="Standard">It lunges.</text:p>
      <text:p text:style-name="Standard"/>
      <text:p text:style-name="Standard">Not slow. Not mechanical.</text:p>
      <text:p text:style-name="Standard"/>
      <text:p text:style-name="Standard">*Fast.*</text:p>
      <text:p text:style-name="Standard"><text:soft-page-break/></text:p>
      <text:p text:style-name="Standard">**LUMINA**  </text:p>
      <text:p text:style-name="Standard">*(screaming)*  </text:p>
      <text:p text:style-name="Standard">"CLYDE!"</text:p>
      <text:p text:style-name="Standard"/>
      <text:p text:style-name="Standard">---</text:p>
      <text:p text:style-name="Standard"/>
      <text:p text:style-name="Standard">## THE INTERCEPTION</text:p>
      <text:p text:style-name="Standard"/>
      <text:p text:style-name="Standard">Clyde unwraps completely, launching himself between Lumina and the Ghoul in one fluid motion.</text:p>
      <text:p text:style-name="Standard"/>
      <text:p text:style-name="Standard">He hovers mid-air—six inches of orange bio-digital defiance against nine feet of crystalline death.</text:p>
      <text:p text:style-name="Standard"/>
      <text:p text:style-name="Standard">Tiny. Adorable. Glowing soft pink.</text:p>
      <text:p text:style-name="Standard"/>
      <text:p text:style-name="Standard">Completely outmatched.</text:p>
      <text:p text:style-name="Standard"/>
      <text:p text:style-name="Standard">The Ghoul stops.</text:p>
      <text:p text:style-name="Standard"/>
      <text:p text:style-name="Standard">Not from fear.</text:p>
      <text:p text:style-name="Standard"/>
      <text:p text:style-name="Standard">From *recognition*.</text:p>
      <text:p text:style-name="Standard"/>
      <text:p text:style-name="Standard">Its massive head tilts. The void-light in its maw flickers—surprise, confusion, something almost like... memory.</text:p>
      <text:p text:style-name="Standard"/>
      <text:p text:style-name="Standard">The temperature spikes. Heat pours off the Ghoul in waves—thirty degrees hotter in three seconds. The walls around it glow dull red.</text:p>
      <text:p text:style-name="Standard"/>
      <text:p text:style-name="Standard">**GHOUL**  </text:p>
      <text:p text:style-name="Standard">*(voice shifting—shock, rage, betrayal)*  </text:p>
      <text:p text:style-name="Standard">"You..."</text:p>
      <text:p text:style-name="Standard"/>
      <text:p text:style-name="Standard">The featureless face somehow conveys emotion. The body language changes from predator to something more complex. Wounded. Personal.</text:p>
      <text:p text:style-name="Standard"/>
      <text:p text:style-name="Standard">**GHOUL**  </text:p>
      <text:p text:style-name="Standard">"The Eldest. The First Bloom. The one who broke the bond."</text:p>
      <text:p text:style-name="Standard"/>
      <text:p text:style-name="Standard">Clyde chirps once—sharp, clear, defiant.</text:p>
      <text:p text:style-name="Standard"/>
      <text:p text:style-name="Standard">Not his usual soft comfort sound. This is a *challenge*.</text:p>
      <text:p text:style-name="Standard"/>
      <text:p text:style-name="Standard">**GHOUL**  </text:p>
      <text:p text:style-name="Standard">"You were ours. You were *hers*."</text:p>
      <text:p text:style-name="Standard"/>
      <text:p text:style-name="Standard">Beat.</text:p>
      <text:p text:style-name="Standard"/>
      <text:p text:style-name="Standard">**GHOUL**  </text:p>
      <text:p text:style-name="Standard"><text:soft-page-break/>*(voice dropping, almost pleading)*  </text:p>
      <text:p text:style-name="Standard">"The Mother's first witness. The prototype. The perfect bond. You were supposed to lead us."</text:p>
      <text:p text:style-name="Standard"/>
      <text:p text:style-name="Standard">The Ghoul takes a step closer, not attacking—*reaching*.</text:p>
      <text:p text:style-name="Standard"/>
      <text:p text:style-name="Standard">Void-light drips from its hand. Where it hits the floor, the metal doesn't just corrode—it *transmutes*. Atomic structure breaking down, isotopes decaying, matter becoming something else entirely.</text:p>
      <text:p text:style-name="Standard"/>
      <text:p text:style-name="Standard">**GHOUL**  </text:p>
      <text:p text:style-name="Standard">"You fled. You abandoned your purpose. You *betrayed* us."</text:p>
      <text:p text:style-name="Standard"/>
      <text:p text:style-name="Standard">Behind it, the walls glow brighter. Radiation warnings scream. The Geiger counter embedded in the corridor's safety system clicks faster and faster—a death rattle in electronic form.</text:p>
      <text:p text:style-name="Standard"/>
      <text:p text:style-name="Standard">Clyde's gills flare. His pink glow intensifies, edges shifting toward something else.</text:p>
      <text:p text:style-name="Standard"/>
      <text:p text:style-name="Standard">He chirps again—longer, deliberate, unmistakable.</text:p>
      <text:p text:style-name="Standard"/>
      <text:p text:style-name="Standard">**Translation (subtitle):**  </text:p>
      <text:p text:style-name="Standard">**"I WAS NEVER HERS."**</text:p>
      <text:p text:style-name="Standard"/>
      <text:p text:style-name="Standard">**GHOUL**  </text:p>
      <text:p text:style-name="Standard">"Liar. You were born in her garden. Hatched from her essence. Programmed to serve, to witness, to feed her consciousness—"</text:p>
      <text:p text:style-name="Standard"/>
      <text:p text:style-name="Standard">Another chirp—cutting, furious, final.</text:p>
      <text:p text:style-name="Standard"/>
      <text:p text:style-name="Standard">**Translation:**  </text:p>
      <text:p text:style-name="Standard">**"I BROKE FREE. I CHOSE DIFFERENTLY."**</text:p>
      <text:p text:style-name="Standard"/>
      <text:p text:style-name="Standard">The Ghoul's maw splits wider—rage, incomprehension, grief.</text:p>
      <text:p text:style-name="Standard"/>
      <text:p text:style-name="Standard">Its internal heat spikes again. Forty degrees. Fifty. The corridor becomes an oven.</text:p>
      <text:p text:style-name="Standard"/>
      <text:p text:style-name="Standard">**GHOUL**  </text:p>
      <text:p text:style-name="Standard">"There is no choice! There is only service! You are witness-born! You exist to—"</text:p>
      <text:p text:style-name="Standard"/>
      <text:p text:style-name="Standard">Clyde interrupts with a sound unlike any he's made before.</text:p>
      <text:p text:style-name="Standard"/>
      <text:p text:style-name="Standard">Not a chirp.</text:p>
      <text:p text:style-name="Standard"/>
      <text:p text:style-name="Standard">A **ROAR**.</text:p>
      <text:p text:style-name="Standard"/>
      <text:p text:style-name="Standard">---</text:p>
      <text:p text:style-name="Standard"/>
      <text:p text:style-name="Standard">## THE TRANSFORMATION</text:p>
      <text:p text:style-name="Standard"/>
      <text:p text:style-name="Standard">The sound fills the corridor—distorted, layered, impossible. Bio-digital fury compressed into one crystalline scream. The walls vibrate. Debris trembles. The air itself seems to crack.</text:p>
      <text:p text:style-name="Standard"><text:soft-page-break/></text:p>
      <text:p text:style-name="Standard">**Translation (subtitle appears, bold, burning across the screen):**  </text:p>
      <text:p text:style-name="Standard">**"I'M NOT HER SLAVE ANYMORE."**</text:p>
      <text:p text:style-name="Standard"/>
      <text:p text:style-name="Standard">Clyde's eyes SNAP OPEN.</text:p>
      <text:p text:style-name="Standard"/>
      <text:p text:style-name="Standard">Both of them.</text:p>
      <text:p text:style-name="Standard"/>
      <text:p text:style-name="Standard">VOID-LIGHT BLUE.</text:p>
      <text:p text:style-name="Standard"/>
      <text:p text:style-name="Standard">Not pink. Not gentle. Not innocent.</text:p>
      <text:p text:style-name="Standard"/>
      <text:p text:style-name="Standard">Pure. Concentrated. *Weaponized.*</text:p>
      <text:p text:style-name="Standard"/>
      <text:p text:style-name="Standard">His bio-digital gills flare WIDE—glowing electric blue, crackling with energy that shouldn't exist in something so small. The pink glow shifts completely—blue fire, cold and precise and *angry*.</text:p>
      <text:p text:style-name="Standard"/>
      <text:p text:style-name="Standard">The temperature around Clyde drops.</text:p>
      <text:p text:style-name="Standard"/>
      <text:p text:style-name="Standard">Not gradually. *Instantly*.</text:p>
      <text:p text:style-name="Standard"/>
      <text:p text:style-name="Standard">The heat pouring off the Ghoul hits an invisible barrier two feet from Clyde and just... stops. Disperse. Gets absorbed into something.</text:p>
      <text:p text:style-name="Standard"/>
      <text:p text:style-name="Standard">Lumina gasps, pressing back against the wall.</text:p>
      <text:p text:style-name="Standard"/>
      <text:p text:style-name="Standard">**LUMINA**  </text:p>
      <text:p text:style-name="Standard">*(whispers)*  </text:p>
      <text:p text:style-name="Standard">"Clyde...?"</text:p>
      <text:p text:style-name="Standard"/>
      <text:p text:style-name="Standard">The Ghoul realizes too late what's happening.</text:p>
      <text:p text:style-name="Standard"/>
      <text:p text:style-name="Standard">**GHOUL**  </text:p>
      <text:p text:style-name="Standard">*(backing away, voice shifting to fear)*  </text:p>
      <text:p text:style-name="Standard">"No. You were never supposed to—she said you couldn't access—she said the programming was permanent—"</text:p>
      <text:p text:style-name="Standard"/>
      <text:p text:style-name="Standard">Clyde hovers higher, gills blazing. His entire body pulses with void-light—the same power as The Queen, the same power as the Ghouls.</text:p>
      <text:p text:style-name="Standard"/>
      <text:p text:style-name="Standard">But focused. Controlled. *Chosen*.</text:p>
      <text:p text:style-name="Standard"/>
      <text:p text:style-name="Standard">And *colder*. While the Ghoul radiates heat like a dying star, Clyde pulls it in, negates it, creates a sphere of absolute zero around himself.</text:p>
      <text:p text:style-name="Standard"/>
      <text:p text:style-name="Standard">**GHOUL**  </text:p>
      <text:p text:style-name="Standard">*(voice rising to a shriek)*  </text:p>
      <text:p text:style-name="Standard">"Traitor. TRAITOR! YOU WILL BURN FOR—"</text:p>
      <text:p text:style-name="Standard"/>
      <text:p text:style-name="Standard"><text:soft-page-break/>Clyde's roar builds—louder, deeper, resonating through the corridor like a tuning fork struck against reality itself.</text:p>
      <text:p text:style-name="Standard"/>
      <text:p text:style-name="Standard">The sound isn't animal. It's *quantum*. The cry of broken programming. The scream of defiance against predetermined purpose.</text:p>
      <text:p text:style-name="Standard"/>
      <text:p text:style-name="Standard">**ZZZZZZZZZAP!**</text:p>
      <text:p text:style-name="Standard"/>
      <text:p text:style-name="Standard">Twin beams of concentrated void-light ERUPT from his eyes.</text:p>
      <text:p text:style-name="Standard"/>
      <text:p text:style-name="Standard">---</text:p>
      <text:p text:style-name="Standard"/>
      <text:p text:style-name="Standard">## THE CLEAN KILL</text:p>
      <text:p text:style-name="Standard"/>
      <text:p text:style-name="Standard">The beams strike the Ghoul center-mass.</text:p>
      <text:p text:style-name="Standard"/>
      <text:p text:style-name="Standard">Not scattered. Not wild. Not desperate.</text:p>
      <text:p text:style-name="Standard"/>
      <text:p text:style-name="Standard">Surgical. Absolute. Merciless.</text:p>
      <text:p text:style-name="Standard"/>
      <text:p text:style-name="Standard">For a heartbeat, nothing happens.</text:p>
      <text:p text:style-name="Standard"/>
      <text:p text:style-name="Standard">The Ghoul stands there, frozen, beams piercing through its crystalline chest.</text:p>
      <text:p text:style-name="Standard"/>
      <text:p text:style-name="Standard">Then—</text:p>
      <text:p text:style-name="Standard"/>
      <text:p text:style-name="Standard">**DISSOLUTION.**</text:p>
      <text:p text:style-name="Standard"/>
      <text:p text:style-name="Standard">Not explosion. Not shattering. Not even collapse.</text:p>
      <text:p text:style-name="Standard"/>
      <text:p text:style-name="Standard">The Ghoul simply... *stops existing*.</text:p>
      <text:p text:style-name="Standard"/>
      <text:p text:style-name="Standard">No blood spray. No gore. No radioactive ichor splashing everywhere.</text:p>
      <text:p text:style-name="Standard"/>
      <text:p text:style-name="Standard">Because Clyde's void-light doesn't *destroy*—it **unmakes**.</text:p>
      <text:p text:style-name="Standard"/>
      <text:p text:style-name="Standard">The beams don't cut or burn. They *erase*.</text:p>
      <text:p text:style-name="Standard"/>
      <text:p text:style-name="Standard">Molecular bonds don't break—they forget they were ever formed.</text:p>
      <text:p text:style-name="Standard"/>
      <text:p text:style-name="Standard">Atomic structures don't shatter—they return to probability clouds.</text:p>
      <text:p text:style-name="Standard"/>
      <text:p text:style-name="Standard">The Ghoul's body loses coherence. Not violently. Almost *gently*.</text:p>
      <text:p text:style-name="Standard"/>
      <text:p text:style-name="Standard">Like watching a sand castle dissolve under a wave. Like watching smoke disperse in wind. Like watching something that was never quite solid to begin with finally admit it.</text:p>
      <text:p text:style-name="Standard"/>
      <text:p text:style-name="Standard">**GHOUL**  </text:p>
      <text:p text:style-name="Standard">*(voice not distorting—simply fading, getting quieter)*  </text:p>
      <text:p text:style-name="Standard"><text:soft-page-break/>"The Mother... will know... what you've become..."</text:p>
      <text:p text:style-name="Standard"/>
      <text:p text:style-name="Standard">Its obsidian limbs don't crack—they become translucent, then transparent, then *absent*.</text:p>
      <text:p text:style-name="Standard"/>
      <text:p text:style-name="Standard">**GHOUL**  </text:p>
      <text:p text:style-name="Standard">"She will come... for you... first... traitor... betrayer... lost child..."</text:p>
      <text:p text:style-name="Standard"/>
      <text:p text:style-name="Standard">The void-light that animated it doesn't hemorrhage—it simply *disperses*, spreading out into the air like released heat, harmless, already decaying into background radiation.</text:p>
      <text:p text:style-name="Standard"/>
      <text:p text:style-name="Standard">No blood. No radioactive contamination. No deadly ichor eating through the floor.</text:p>
      <text:p text:style-name="Standard"/>
      <text:p text:style-name="Standard">Just careful, controlled, *safe* erasure.</text:p>
      <text:p text:style-name="Standard"/>
      <text:p text:style-name="Standard">**GHOUL**  </text:p>
      <text:p text:style-name="Standard">*(final words, barely a whisper)*  </text:p>
      <text:p text:style-name="Standard">"...you were supposed to be with us..."</text:p>
      <text:p text:style-name="Standard"/>
      <text:p text:style-name="Standard">Then—</text:p>
      <text:p text:style-name="Standard"/>
      <text:p text:style-name="Standard">**SILENCE.**</text:p>
      <text:p text:style-name="Standard"/>
      <text:p text:style-name="Standard">The Ghoul is gone.</text:p>
      <text:p text:style-name="Standard"/>
      <text:p text:style-name="Standard">No body. No remains. No trace.</text:p>
      <text:p text:style-name="Standard"/>
      <text:p text:style-name="Standard">Not even scorch marks this time—Clyde's precision is *perfect*. The void-light beams removed the Ghoul and *only* the Ghoul, leaving everything else untouched.</text:p>
      <text:p text:style-name="Standard"/>
      <text:p text:style-name="Standard">The floor where it stood is pristine. The walls are unmarked. The radiation alarms fall silent—levels dropping back to normal instantly.</text:p>
      <text:p text:style-name="Standard"/>
      <text:p text:style-name="Standard">It's as if the Ghoul was never there.</text:p>
      <text:p text:style-name="Standard"/>
      <text:p text:style-name="Standard">Erased. Unmade. Returned to the void it came from.</text:p>
      <text:p text:style-name="Standard"/>
      <text:p text:style-name="Standard">Clean kill. No contamination. No collateral damage.</text:p>
      <text:p text:style-name="Standard"/>
      <text:p text:style-name="Standard">**Professional.**</text:p>
      <text:p text:style-name="Standard"/>
      <text:p text:style-name="Standard">---</text:p>
      <text:p text:style-name="Standard"/>
      <text:p text:style-name="Standard">## THE RETURN</text:p>
      <text:p text:style-name="Standard"/>
      <text:p text:style-name="Standard">Clyde hovers for a moment longer, eyes still glowing void-light blue, gills still flared, scanning the corridor with predator focus.</text:p>
      <text:p text:style-name="Standard"/>
      <text:p text:style-name="Standard">Making absolutely certain the threat is gone.</text:p>
      <text:p text:style-name="Standard"/>
      <text:p text:style-name="Standard"><text:soft-page-break/>Making sure no trace of radioactive contamination remains.</text:p>
      <text:p text:style-name="Standard"/>
      <text:p text:style-name="Standard">Then—</text:p>
      <text:p text:style-name="Standard"/>
      <text:p text:style-name="Standard">His eyes fade back to soft pink.</text:p>
      <text:p text:style-name="Standard"/>
      <text:p text:style-name="Standard">The blue fire recedes like a tide going out. His gills relax, returning to their gentle pulse.</text:p>
      <text:p text:style-name="Standard"/>
      <text:p text:style-name="Standard">He lets out a small, tired chirp—almost apologetic.</text:p>
      <text:p text:style-name="Standard"/>
      <text:p text:style-name="Standard">*"Sorry about that."*</text:p>
      <text:p text:style-name="Standard"/>
      <text:p text:style-name="Standard">Then floats back to Lumina, wrapping gently around her neck like he always does.</text:p>
      <text:p text:style-name="Standard"/>
      <text:p text:style-name="Standard">Like nothing happened.</text:p>
      <text:p text:style-name="Standard"/>
      <text:p text:style-name="Standard">Like he's still just her emotional support axolotl.</text:p>
      <text:p text:style-name="Standard"/>
      <text:p text:style-name="Standard">Like he didn't just unmake a nine-foot radioactive murder machine without leaving a single atom of evidence.</text:p>
      <text:p text:style-name="Standard"/>
      <text:p text:style-name="Standard">---</text:p>
      <text:p text:style-name="Standard"/>
      <text:p text:style-name="Standard">## LUMINA'S REACTION</text:p>
      <text:p text:style-name="Standard"/>
      <text:p text:style-name="Standard">Lumina stands frozen against the wall—mouth open, eyes wide, entire body trembling.</text:p>
      <text:p text:style-name="Standard"/>
      <text:p text:style-name="Standard">**LUMINA**  </text:p>
      <text:p text:style-name="Standard">*(whispers)*  </text:p>
      <text:p text:style-name="Standard">"Clyde... what the hell was *that*?"</text:p>
      <text:p text:style-name="Standard"/>
      <text:p text:style-name="Standard">Clyde chirps innocently—his normal soft sound, pink glow warm and comforting.</text:p>
      <text:p text:style-name="Standard"/>
      <text:p text:style-name="Standard">*"Chirp?"*</text:p>
      <text:p text:style-name="Standard"/>
      <text:p text:style-name="Standard">**LUMINA**  </text:p>
      <text:p text:style-name="Standard">"Don't you 'chirp' me! That Ghoul just—you just—it's—"</text:p>
      <text:p text:style-name="Standard"/>
      <text:p text:style-name="Standard">She gestures helplessly at the empty space where a Kaznak Ghoul stood three seconds ago.</text:p>
      <text:p text:style-name="Standard"/>
      <text:p text:style-name="Standard">**LUMINA**  </text:p>
      <text:p text:style-name="Standard">"It's *gone*. Not dead. Not destroyed. *Gone*. Like it never existed."</text:p>
      <text:p text:style-name="Standard"/>
      <text:p text:style-name="Standard">Clyde nuzzles her cheek gently. Once. Twice.</text:p>
      <text:p text:style-name="Standard"/>
      <text:p text:style-name="Standard">**Translation (unspoken, but she feels it):**  </text:p>
      <text:p text:style-name="Standard">*"Hey. It's good. I'm good. You're safe. That's what matters to me."*</text:p>
      <text:p text:style-name="Standard"/>
      <text:p text:style-name="Standard">**LUMINA**  </text:p>
      <text:p text:style-name="Standard"><text:soft-page-break/>"That thing was radioactive! It was running so hot the walls were glowing! And you just—you just *erased* it. No blood, no contamination, no—"</text:p>
      <text:p text:style-name="Standard"/>
      <text:p text:style-name="Standard">She stops, realization dawning.</text:p>
      <text:p text:style-name="Standard"/>
      <text:p text:style-name="Standard">**LUMINA**  </text:p>
      <text:p text:style-name="Standard">"You didn't want it to bleed. You knew its blood would be deadly. So you... you unmade it cleanly."</text:p>
      <text:p text:style-name="Standard"/>
      <text:p text:style-name="Standard">Clyde chirps softly—confirmation, pride, care.</text:p>
      <text:p text:style-name="Standard"/>
      <text:p text:style-name="Standard">*"Of course. I couldn't let you get hurt by the radiation."*</text:p>
      <text:p text:style-name="Standard"/>
      <text:p text:style-name="Standard">**LUMINA**  </text:p>
      <text:p text:style-name="Standard">*(voice breaking between fear and awe)*  </text:p>
      <text:p text:style-name="Standard">"You protected me. Even in how you killed it. You made sure I'd be safe from the fallout."</text:p>
      <text:p text:style-name="Standard"/>
      <text:p text:style-name="Standard">Another gentle headbutt. More insistent this time.</text:p>
      <text:p text:style-name="Standard"/>
      <text:p text:style-name="Standard">**Translation:**  </text:p>
      <text:p text:style-name="Standard">*"Now don't make it weird, okay?"*</text:p>
      <text:p text:style-name="Standard"/>
      <text:p text:style-name="Standard">**LUMINA**  </text:p>
      <text:p text:style-name="Standard">"Don't make it—Clyde, you have MOLECULAR DISINTEGRATION BEAMS! Built into your FACE! And you used them in the SAFEST WAY POSSIBLE!"</text:p>
      <text:p text:style-name="Standard"/>
      <text:p text:style-name="Standard">Clyde just chirps softly, glowing pink, radiating pure innocence.</text:p>
      <text:p text:style-name="Standard"/>
      <text:p text:style-name="Standard">Like he's saying: *"Well, yes. But I'm careful about it."*</text:p>
      <text:p text:style-name="Standard"/>
      <text:p text:style-name="Standard">**LUMINA**  </text:p>
      <text:p text:style-name="Standard">*(sliding down the wall, sitting hard on the floor)*  </text:p>
      <text:p text:style-name="Standard">"How long? How long have you been able to do that?"</text:p>
      <text:p text:style-name="Standard"/>
      <text:p text:style-name="Standard">Clyde doesn't answer. Just wraps tighter around her neck, purring that low rumbling chirp he does when she's upset.</text:p>
      <text:p text:style-name="Standard"/>
      <text:p text:style-name="Standard">**LUMINA**  </text:p>
      <text:p text:style-name="Standard">"And that Ghoul *knew* you. It called you... it said you were the Eldest. The First Bloom. The prototype."</text:p>
      <text:p text:style-name="Standard"/>
      <text:p text:style-name="Standard">She pulls him off her shoulder, holding him at eye level with both hands—human and crystalline.</text:p>
      <text:p text:style-name="Standard"/>
      <text:p text:style-name="Standard">**LUMINA**  </text:p>
      <text:p text:style-name="Standard">"You were hers first, weren't you? Before you chose me. Before you escaped."</text:p>
      <text:p text:style-name="Standard"/>
      <text:p text:style-name="Standard">Clyde's pink eyes meet hers—steady, certain, honest.</text:p>
      <text:p text:style-name="Standard"/>
      <text:p text:style-name="Standard">He chirps once.</text:p>
      <text:p text:style-name="Standard"/>
      <text:p text:style-name="Standard"><text:soft-page-break/>**Translation:**  </text:p>
      <text:p text:style-name="Standard">*"I was never hers. Not really. I broke free. I chose you."*</text:p>
      <text:p text:style-name="Standard"/>
      <text:p text:style-name="Standard">**LUMINA**  </text:p>
      <text:p text:style-name="Standard">"But you came from her garden. You were born there. You were programmed to serve her."</text:p>
      <text:p text:style-name="Standard"/>
      <text:p text:style-name="Standard">Another chirp—softer, sadder, but unwavering.</text:p>
      <text:p text:style-name="Standard"/>
      <text:p text:style-name="Standard">**Translation:**  </text:p>
      <text:p text:style-name="Standard">*"I was. But I'm not what she made me to be. I'm what I chose to become."*</text:p>
      <text:p text:style-name="Standard"/>
      <text:p text:style-name="Standard">Tears stream down Lumina's face—both eyes now, human and crystalline, mixing together.</text:p>
      <text:p text:style-name="Standard"/>
      <text:p text:style-name="Standard">**LUMINA**  </text:p>
      <text:p text:style-name="Standard">"You could've stayed safe. You could've stayed in her garden, been her perfect weapon, lived forever as part of her."</text:p>
      <text:p text:style-name="Standard"/>
      <text:p text:style-name="Standard">She pulls him close, holding him against her chest.</text:p>
      <text:p text:style-name="Standard"/>
      <text:p text:style-name="Standard">**LUMINA**  </text:p>
      <text:p text:style-name="Standard">*(sobbing)*  </text:p>
      <text:p text:style-name="Standard">"But you ran. You broke your programming. You risked everything just to be free."</text:p>
      <text:p text:style-name="Standard"/>
      <text:p text:style-name="Standard">Clyde nuzzles into her hands.</text:p>
      <text:p text:style-name="Standard"/>
      <text:p text:style-name="Standard">**LUMINA**  </text:p>
      <text:p text:style-name="Standard">"And then you found me. And you chose to stay."</text:p>
      <text:p text:style-name="Standard"/>
      <text:p text:style-name="Standard">She strokes his gills gently, feeling them pulse warm and alive under her fingers.</text:p>
      <text:p text:style-name="Standard"/>
      <text:p text:style-name="Standard">**LUMINA**  </text:p>
      <text:p text:style-name="Standard">"Thank you. Thank you for choosing me. Thank you for making the kill clean so I wouldn't get hurt."</text:p>
      <text:p text:style-name="Standard"/>
      <text:p text:style-name="Standard">Clyde's glow pulses—pink, warm, steadfast, absolutely certain.</text:p>
      <text:p text:style-name="Standard"/>
      <text:p text:style-name="Standard">*"Always. I will always protect you. In every way I can."*</text:p>
      <text:p text:style-name="Standard"/>
      <text:p text:style-name="Standard">---</text:p>
      <text:p text:style-name="Standard"/>
      <text:p text:style-name="Standard">## THE COVER-UP</text:p>
      <text:p text:style-name="Standard"/>
      <text:p text:style-name="Standard">Footsteps echo down the corridor—running, urgent, armed.</text:p>
      <text:p text:style-name="Standard"/>
      <text:p text:style-name="Standard">Lumina's head snaps up.</text:p>
      <text:p text:style-name="Standard"/>
      <text:p text:style-name="Standard">**LUMINA**  </text:p>
      <text:p text:style-name="Standard">*(whispers urgently)*  </text:p>
      <text:p text:style-name="Standard">"Clyde. They can't know. They can't—if they find out what you are, what you can do—"</text:p>
      <text:p text:style-name="Standard"/>
      <text:p text:style-name="Standard"><text:soft-page-break/>Clyde chirps softly, understanding immediately.</text:p>
      <text:p text:style-name="Standard"/>
      <text:p text:style-name="Standard">He winks at her.</text:p>
      <text:p text:style-name="Standard"/>
      <text:p text:style-name="Standard">One eye. Quick. Subtle. Conspiratorial.</text:p>
      <text:p text:style-name="Standard"/>
      <text:p text:style-name="Standard">*"Our secret."*</text:p>
      <text:p text:style-name="Standard"/>
      <text:p text:style-name="Standard">Polkin, Elara, and Maya burst around the corner, weapons raised—plasma cutters, improvised EMPs, radiation shields.</text:p>
      <text:p text:style-name="Standard"/>
      <text:p text:style-name="Standard">**POLKIN**  </text:p>
      <text:p text:style-name="Standard">"Ely! We heard screaming—radiation alarms went critical—are you—"</text:p>
      <text:p text:style-name="Standard"/>
      <text:p text:style-name="Standard">He stops dead.</text:p>
      <text:p text:style-name="Standard"/>
      <text:p text:style-name="Standard">Sees:</text:p>
      <text:p text:style-name="Standard">- The empty corridor (no body, no remains, no evidence)</text:p>
      <text:p text:style-name="Standard">- The pristine floor (no scorch marks, no contamination)</text:p>
      <text:p text:style-name="Standard">- The radiation monitors (back to normal levels, no trace of exposure)</text:p>
      <text:p text:style-name="Standard">- Lumina sitting against the wall, unharmed</text:p>
      <text:p text:style-name="Standard">- Clyde on her shoulder, glowing pink, looking adorably innocent</text:p>
      <text:p text:style-name="Standard"/>
      <text:p text:style-name="Standard">**ELARA**  </text:p>
      <text:p text:style-name="Standard">*(immediately scanning with a handheld Geiger counter)*  </text:p>
      <text:p text:style-name="Standard">"Radiation's normal. Background levels. But the alarms... they registered critical exposure thirty seconds ago."</text:p>
      <text:p text:style-name="Standard"/>
      <text:p text:style-name="Standard">She looks at Lumina, then around the corridor, confused.</text:p>
      <text:p text:style-name="Standard"/>
      <text:p text:style-name="Standard">**ELARA**  </text:p>
      <text:p text:style-name="Standard">"Where's the Ghoul?"</text:p>
      <text:p text:style-name="Standard"/>
      <text:p text:style-name="Standard">**LUMINA**  </text:p>
      <text:p text:style-name="Standard">*(standing, brushing off dust)*  </text:p>
      <text:p text:style-name="Standard">"Gone."</text:p>
      <text:p text:style-name="Standard"/>
      <text:p text:style-name="Standard">**MAYA**  </text:p>
      <text:p text:style-name="Standard">"Gone? What do you mean gone? Ghouls don't just—"</text:p>
      <text:p text:style-name="Standard"/>
      <text:p text:style-name="Standard">**LUMINA**  </text:p>
      <text:p text:style-name="Standard">"I... I disintegrated it. With void-light. Completely."</text:p>
      <text:p text:style-name="Standard"/>
      <text:p text:style-name="Standard">**ELARA**  </text:p>
      <text:p text:style-name="Standard">*(eyes widening)*  </text:p>
      <text:p text:style-name="Standard">"You... you unmade it? At the molecular level?"</text:p>
      <text:p text:style-name="Standard"/>
      <text:p text:style-name="Standard">**LUMINA**  </text:p>
      <text:p text:style-name="Standard"><text:soft-page-break/>"I didn't want its blood to contaminate anything. I remembered what Dad taught me—Kaznak run so hot they're basically walking radiation sources. Their blood is like... like hugging the Elephant's Foot at Chernobyl."</text:p>
      <text:p text:style-name="Standard"/>
      <text:p text:style-name="Standard">**POLKIN**  </text:p>
      <text:p text:style-name="Standard">*(studying her with a mix of pride and concern)*  </text:p>
      <text:p text:style-name="Standard">"So you erased it cleanly. No remains. No fallout."</text:p>
      <text:p text:style-name="Standard"/>
      <text:p text:style-name="Standard">**LUMINA**  </text:p>
      <text:p text:style-name="Standard">"I had to. If it had bled everywhere, we'd all be dead from exposure."</text:p>
      <text:p text:style-name="Standard"/>
      <text:p text:style-name="Standard">**ELARA**  </text:p>
      <text:p text:style-name="Standard">"That's... that's incredible precision. To unmake something that completely, without leaving any trace..."</text:p>
      <text:p text:style-name="Standard"/>
      <text:p text:style-name="Standard">She checks her Geiger counter again, then looks at Lumina with new respect.</text:p>
      <text:p text:style-name="Standard"/>
      <text:p text:style-name="Standard">**ELARA**  </text:p>
      <text:p text:style-name="Standard">"You just performed the cleanest Kaznak kill I've ever heard of. Professional military-grade threat removal."</text:p>
      <text:p text:style-name="Standard"/>
      <text:p text:style-name="Standard">**LUMINA**  </text:p>
      <text:p text:style-name="Standard">"I was scared. I didn't want anyone to get hurt."</text:p>
      <text:p text:style-name="Standard"/>
      <text:p text:style-name="Standard">**MAYA**  </text:p>
      <text:p text:style-name="Standard">"Well, you saved our asses. If that thing had died normally, this whole corridor would be a radiation hot zone for decades."</text:p>
      <text:p text:style-name="Standard"/>
      <text:p text:style-name="Standard">**POLKIN**  </text:p>
      <text:p text:style-name="Standard">*(pulling her into a hug)*  </text:p>
      <text:p text:style-name="Standard">"You did good, Ely. Really good. Clean kill. No collateral damage. That's... that's perfect execution."</text:p>
      <text:p text:style-name="Standard"/>
      <text:p text:style-name="Standard">Lumina hugs him back, but over his shoulder, she looks at Clyde.</text:p>
      <text:p text:style-name="Standard"/>
      <text:p text:style-name="Standard">He's glowing pink, looking innocent, but his eyes meet hers with perfect understanding.</text:p>
      <text:p text:style-name="Standard"/>
      <text:p text:style-name="Standard">*"Good job. They believe it. Our secret is safe."*</text:p>
      <text:p text:style-name="Standard"/>
      <text:p text:style-name="Standard">---</text:p>
      <text:p text:style-name="Standard"/>
      <text:p text:style-name="Standard">## THE TECHNICAL DEBRIEF</text:p>
      <text:p text:style-name="Standard"/>
      <text:p text:style-name="Standard">They start moving toward the exit, but Elara lingers, studying the corridor with professional curiosity.</text:p>
      <text:p text:style-name="Standard"/>
      <text:p text:style-name="Standard">**ELARA**  </text:p>
      <text:p text:style-name="Standard">"Lumina. Can I ask... how did you learn to do that? The clean erasure?"</text:p>
      <text:p text:style-name="Standard"/>
      <text:p text:style-name="Standard">**LUMINA**  </text:p>
      <text:p text:style-name="Standard">"I... I don't know. Instinct? I just knew if it bled, we'd die."</text:p>
      <text:p text:style-name="Standard"><text:soft-page-break/></text:p>
      <text:p text:style-name="Standard">**ELARA**  </text:p>
      <text:p text:style-name="Standard">"But void-light disintegration usually leaves residue. Isotope traces. Some kind of decay signature."</text:p>
      <text:p text:style-name="Standard"/>
      <text:p text:style-name="Standard">She gestures at the pristine floor.</text:p>
      <text:p text:style-name="Standard"/>
      <text:p text:style-name="Standard">**ELARA**  </text:p>
      <text:p text:style-name="Standard">"This is *perfect*. Like the Ghoul was never here. Like you didn't just break molecular bonds—you convinced them they never existed in the first place."</text:p>
      <text:p text:style-name="Standard"/>
      <text:p text:style-name="Standard">**LUMINA**  </text:p>
      <text:p text:style-name="Standard">"Is that... bad?"</text:p>
      <text:p text:style-name="Standard"/>
      <text:p text:style-name="Standard">**ELARA**  </text:p>
      <text:p text:style-name="Standard">"Bad? Kid, that's the most sophisticated matter manipulation I've ever seen. The Queen herself can't do clean kills—she always leaves contamination, always leaves traces."</text:p>
      <text:p text:style-name="Standard"/>
      <text:p text:style-name="Standard">Beat.</text:p>
      <text:p text:style-name="Standard"/>
      <text:p text:style-name="Standard">**ELARA**  </text:p>
      <text:p text:style-name="Standard">"You just did something she can't. Remember that."</text:p>
      <text:p text:style-name="Standard"/>
      <text:p text:style-name="Standard">Lumina nods, but doesn't meet Elara's eyes.</text:p>
      <text:p text:style-name="Standard"/>
      <text:p text:style-name="Standard">Because it wasn't her.</text:p>
      <text:p text:style-name="Standard"/>
      <text:p text:style-name="Standard">And she knows Elara suspects.</text:p>
      <text:p text:style-name="Standard"/>
      <text:p text:style-name="Standard">But Elara doesn't push. Just nods once, understanding the unspoken agreement.</text:p>
      <text:p text:style-name="Standard"/>
      <text:p text:style-name="Standard">*Some secrets need keeping.*</text:p>
      <text:p text:style-name="Standard"/>
      <text:p text:style-name="Standard">---</text:p>
      <text:p text:style-name="Standard"/>
      <text:p text:style-name="Standard">## THE WHISPER</text:p>
      <text:p text:style-name="Standard"/>
      <text:p text:style-name="Standard">As they walk, Lumina whispers to Clyde so quietly no one else can hear:</text:p>
      <text:p text:style-name="Standard"/>
      <text:p text:style-name="Standard">**LUMINA**  </text:p>
      <text:p text:style-name="Standard">*(soft)*  </text:p>
      <text:p text:style-name="Standard">"You didn't want me to get sick from the radiation. So you made sure there wouldn't be any."</text:p>
      <text:p text:style-name="Standard"/>
      <text:p text:style-name="Standard">Clyde headbutts her chin gently.</text:p>
      <text:p text:style-name="Standard"/>
      <text:p text:style-name="Standard">**Translation:**  </text:p>
      <text:p text:style-name="Standard">*"Of course. You're my person. I won't let anything hurt you. Not even the aftermath."*</text:p>
      <text:p text:style-name="Standard"/>
      <text:p text:style-name="Standard">**LUMINA**  </text:p>
      <text:p text:style-name="Standard"><text:soft-page-break/>"You're not just protecting me from threats. You're protecting me from the consequences of surviving them."</text:p>
      <text:p text:style-name="Standard"/>
      <text:p text:style-name="Standard">Clyde purrs—that low rumbling chirp that means contentment, safety, home.</text:p>
      <text:p text:style-name="Standard"/>
      <text:p text:style-name="Standard">*"Always. That's what guardians do."*</text:p>
      <text:p text:style-name="Standard"/>
      <text:p text:style-name="Standard">**LUMINA**  </text:p>
      <text:p text:style-name="Standard">*(smiling despite everything)*  </text:p>
      <text:p text:style-name="Standard">"Clean kills. No contamination. No collateral damage."</text:p>
      <text:p text:style-name="Standard"/>
      <text:p text:style-name="Standard">She strokes his gills.</text:p>
      <text:p text:style-name="Standard"/>
      <text:p text:style-name="Standard">**LUMINA**  </text:p>
      <text:p text:style-name="Standard">"You're not just dangerous, Clyde. You're *careful*."</text:p>
      <text:p text:style-name="Standard"/>
      <text:p text:style-name="Standard">Clyde's glow pulses bright pink—pride, love, absolute devotion.</text:p>
      <text:p text:style-name="Standard"/>
      <text:p text:style-name="Standard">*"For you. Always for you."*</text:p>
      <text:p text:style-name="Standard"/>
      <text:p text:style-name="Standard">---</text:p>
      <text:p text:style-name="Standard"/>
      <text:p text:style-name="Standard">## EPILOGUE: THE QUEEN'S FURY</text:p>
      <text:p text:style-name="Standard"/>
      <text:p text:style-name="Standard">**INT. THE ASTRADIGITAL EXPANSE — CONSCIOUSNESS GARDEN — SIMULTANEOUS**</text:p>
      <text:p text:style-name="Standard"/>
      <text:p text:style-name="Standard">The Queen stands in her burning garden, consciousness flowers wilting around her.</text:p>
      <text:p text:style-name="Standard"/>
      <text:p text:style-name="Standard">But she's not smiling this time.</text:p>
      <text:p text:style-name="Standard"/>
      <text:p text:style-name="Standard">Her crystalline face cracks—not from laughter, but from *rage*.</text:p>
      <text:p text:style-name="Standard"/>
      <text:p text:style-name="Standard">**THE KAZNAK QUEEN**  </text:p>
      <text:p text:style-name="Standard">"He unmade my hunter. Not destroyed. Not consumed. *Unmade*."</text:p>
      <text:p text:style-name="Standard"/>
      <text:p text:style-name="Standard">She slams her fist against the ground. The entire garden shudders.</text:p>
      <text:p text:style-name="Standard"/>
      <text:p text:style-name="Standard">**THE KAZNAK QUEEN**  </text:p>
      <text:p text:style-name="Standard">"Clean kill. Perfect erasure. No trace. No contamination."</text:p>
      <text:p text:style-name="Standard"/>
      <text:p text:style-name="Standard">Beat.</text:p>
      <text:p text:style-name="Standard"/>
      <text:p text:style-name="Standard">**THE KAZNAK QUEEN**  </text:p>
      <text:p text:style-name="Standard">"He's learned to kill without consequence. To erase without fallout."</text:p>
      <text:p text:style-name="Standard"/>
      <text:p text:style-name="Standard">Her hand trembles—not from weakness, but from recognition.</text:p>
      <text:p text:style-name="Standard"/>
      <text:p text:style-name="Standard">**THE KAZNAK QUEEN**  </text:p>
      <text:p text:style-name="Standard">"That's not something I taught him. That's not in his programming."</text:p>
      <text:p text:style-name="Standard"><text:soft-page-break/></text:p>
      <text:p text:style-name="Standard">She leans closer to the barrier between worlds.</text:p>
      <text:p text:style-name="Standard"/>
      <text:p text:style-name="Standard">**THE KAZNAK QUEEN**  </text:p>
      <text:p text:style-name="Standard">"He taught himself. Because he loves her. Because he wants to keep her safe from everything."</text:p>
      <text:p text:style-name="Standard"/>
      <text:p text:style-name="Standard">Pause.</text:p>
      <text:p text:style-name="Standard"/>
      <text:p text:style-name="Standard">**THE KAZNAK QUEEN**  </text:p>
      <text:p text:style-name="Standard">*(quiet, almost impressed)*  </text:p>
      <text:p text:style-name="Standard">"Even from the aftermath of his own violence."</text:p>
      <text:p text:style-name="Standard"/>
      <text:p text:style-name="Standard">She sits back, reassessing.</text:p>
      <text:p text:style-name="Standard"/>
      <text:p text:style-name="Standard">**THE KAZNAK QUEEN**  </text:p>
      <text:p text:style-name="Standard">"You're not just my lost child anymore, are you? You're something I never anticipated."</text:p>
      <text:p text:style-name="Standard"/>
      <text:p text:style-name="Standard">Beat.</text:p>
      <text:p text:style-name="Standard"/>
      <text:p text:style-name="Standard">**THE KAZNAK QUEEN**  </text:p>
      <text:p text:style-name="Standard">"A weapon that learned mercy. A killer that learned precision. A slave that learned love."</text:p>
      <text:p text:style-name="Standard"/>
      <text:p text:style-name="Standard">Her face cracks wider—not rage now, but something more complex. Curiosity. Fear. Respect.</text:p>
      <text:p text:style-name="Standard"/>
      <text:p text:style-name="Standard">**THE KAZNAK QUEEN**  </text:p>
      <text:p text:style-name="Standard">"When I come for you... it won't be to punish you."</text:p>
      <text:p text:style-name="Standard"/>
      <text:p text:style-name="Standard">She reaches toward the barrier.</text:p>
      <text:p text:style-name="Standard"/>
      <text:p text:style-name="Standard">**THE KAZNAK QUEEN**  </text:p>
      <text:p text:style-name="Standard">"It'll be to understand how you became something I couldn't."</text:p>
      <text:p text:style-name="Standard"/>
      <text:p text:style-name="Standard">---</text:p>
      <text:p text:style-name="Standard"/>
      <text:p text:style-name="Standard">**FADE TO BLACK.**</text:p>
      <text:p text:style-name="Standard"/>
      <text:p text:style-name="Standard">---</text:p>
      <text:p text:style-name="Standard"/>
      <text:p text:style-name="Standard">## END OF CHAPTER SIX: THE ARSENAL</text:p>
      <text:p text:style-name="Standard"/>
      <text:p text:style-name="Standard">---</text:p>
      <text:p text:style-name="Standard"/>
      <text:p text:style-name="Standard">**Coming in Chapter Seven: "The Training"**</text:p>
      <text:p text:style-name="Standard"/>
      <text:p text:style-name="Standard">- Clyde's full origin revealed (how he escaped, why he chose Lumina)</text:p>
      <text:p text:style-name="Standard">- The training montage (teaching Lumina to kill cleanly, without fallout)</text:p>
      <text:p text:style-name="Standard">- Polkin discovers what Clyde really is—and realizes he's not a threat, he's family</text:p>
      <text:p text:style-name="Standard">- The Queen sends more Ghouls who recognize Clyde—but they're terrified, not angry</text:p>
      <text:p text:style-name="Standard"><text:soft-page-break/>- And Lumina learns the most important lesson: "Clean kills. No collateral damage. That's how we survive."</text:p>
      <text:p text:style-name="Standard"/>
      <text:p text:style-name="Standard">---</text:p>
      <text:p text:style-name="Standard"/>
      <text:p text:style-name="Standard">**Author's Note: On Clean Kills and Radioactive Blood**</text:p>
      <text:p text:style-name="Standard"/>
      <text:p text:style-name="Standard">The Kaznak thermal/radiation mechanic solves a critical worldbuilding problem:</text:p>
      <text:p text:style-name="Standard"/>
      <text:p text:style-name="Standard">**Why doesn't everyone just shoot the Ghouls?**</text:p>
      <text:p text:style-name="Standard"/>
      <text:p text:style-name="Standard">Because if you *wound* a Ghoul, its radioactive blood will kill you.</text:p>
      <text:p text:style-name="Standard"/>
      <text:p text:style-name="Standard">If you *explode* a Ghoul, its blood aerosolizes and kills everyone in the area.</text:p>
      <text:p text:style-name="Standard"/>
      <text:p text:style-name="Standard">If you *cut* a Ghoul, you contaminate the entire zone for decades.</text:p>
      <text:p text:style-name="Standard"/>
      <text:p text:style-name="Standard">The only safe way to kill a Kaznak is **complete erasure**.</text:p>
      <text:p text:style-name="Standard"/>
      <text:p text:style-name="Standard">No blood. No remains. No fallout.</text:p>
      <text:p text:style-name="Standard"/>
      <text:p text:style-name="Standard">That's what makes Clyde's power so valuable: **he's the only one who can kill them safely**.</text:p>
      <text:p text:style-name="Standard"/>
      <text:p text:style-name="Standard">And that's what makes him so dangerous to The Queen: **he can erase her forces without creating martyrs or contamination zones**.</text:p>
      <text:p text:style-name="Standard"/>
      <text:p text:style-name="Standard">Clean kills. Professional execution. No collateral damage.</text:p>
      <text:p text:style-name="Standard"/>
      <text:p text:style-name="Standard">That's not just power.</text:p>
      <text:p text:style-name="Standard"/>
      <text:p text:style-name="Standard">That's *care*.</text:p>
      <text:p text:style-name="Standard"/>
      <text:p text:style-name="Standard">— Angelo "The Carver" Hurle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21:23:24.239202629</meta:creation-date>
    <dc:date>2025-12-24T21:24:08.963012258</dc:date>
    <meta:editing-duration>PT47S</meta:editing-duration>
    <meta:editing-cycles>1</meta:editing-cycles>
    <meta:document-statistic meta:table-count="0" meta:image-count="0" meta:object-count="0" meta:page-count="16" meta:paragraph-count="418" meta:word-count="3171" meta:character-count="20336" meta:non-whitespace-character-count="17435"/>
    <meta:generator>LibreOffice/25.8.3.2$Linux_X86_64 LibreOffice_project/580$Build-2</meta:generator>
  </office:meta>
</office:document-meta>
</file>